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officeooo:paragraph-rsid="00236fa8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1" style:font-size-asian="12pt" style:font-style-asian="normal" style:font-name-complex="Times New Roman1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" fo:font-size="13pt" officeooo:rsid="004eacde" officeooo:paragraph-rsid="004eacde" style:font-name-asian="Times New Roman1" style:font-size-asian="13pt" style:font-name-complex="Times New Roman1" style:font-size-complex="13pt"/>
    </style:style>
    <style:style style:name="P13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14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/>
    </style:style>
    <style:style style:name="P1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/>
    </style:style>
    <style:style style:name="P21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paragraph-rsid="0033bd0e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in" fo:margin-bottom="0.0693in" loext:contextual-spacing="false" fo:line-height="100%" fo:orphans="0" fo:widows="0"/>
      <style:text-properties officeooo:paragraph-rsid="006b869f"/>
    </style:style>
    <style:style style:name="P24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officeooo:paragraph-rsid="006b869f"/>
    </style:style>
    <style:style style:name="P25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officeooo:paragraph-rsid="0033bd0e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 Serif" fo:font-size="12pt" officeooo:rsid="00294820" officeooo:paragraph-rsid="007cb198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3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Times New Roman" fo:font-size="12pt" officeooo:rsid="005ef43c" officeooo:paragraph-rsid="005ef43c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officeooo:paragraph-rsid="0068961b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000000" officeooo:rsid="0054f88e" officeooo:paragraph-rsid="00533b88"/>
    </style:style>
    <style:style style:name="P3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5ef43c" officeooo:paragraph-rsid="006b869f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officeooo:paragraph-rsid="0060f9f9" style:font-name-asian="Times New Roman1" style:font-size-asian="12pt" style:font-name-complex="Times New Roman1" style:font-size-complex="12pt"/>
    </style:style>
    <style:style style:name="P44" style:family="paragraph" style:parent-style-name="Standard">
      <style:text-properties style:font-name="Liberation Serif" fo:font-size="12pt" style:font-size-asian="12pt" style:font-size-complex="12pt"/>
    </style:style>
    <style:style style:name="P45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1" style:font-size-asian="20pt" style:font-style-asian="normal" style:font-weight-asian="bold" style:font-name-complex="Times New Roman1" style:font-size-complex="20pt"/>
    </style:style>
    <style:style style:name="P46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" fo:font-size="12pt" fo:font-weight="bold" officeooo:rsid="00294820" officeooo:paragraph-rsid="0033bd0e" style:font-name-asian="Times New Roman1" style:font-size-asian="12pt" style:font-weight-asian="bold" style:font-name-complex="Times New Roman1" style:font-size-complex="12pt"/>
    </style:style>
    <style:style style:name="P48" style:family="paragraph" style:parent-style-name="Standard" style:list-style-name="WWNum8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0" style:family="paragraph" style:parent-style-name="Standard" style:list-style-name="WWNum6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1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2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1" style:font-size-asian="12pt" style:font-name-complex="Times New Roman1" style:font-size-complex="12pt"/>
    </style:style>
    <style:style style:name="P54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1" style:font-size-asian="12pt" style:font-name-complex="Times New Roman1" style:font-size-complex="12pt"/>
    </style:style>
    <style:style style:name="P56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8" style:family="text">
      <style:text-properties fo:color="#1155cc" style:font-name="Times New Roman" fo:font-size="12pt" style:text-underline-style="solid" style:text-underline-width="auto" style:text-underline-color="font-color" officeooo:rsid="00729aef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6b869f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5f30c0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763a8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style:font-name="LiberationSerif" officeooo:rsid="0060f9f9" style:font-name-asian="LiberationSerif1" style:font-name-complex="LiberationSerif1"/>
    </style:style>
    <style:style style:name="T27" style:family="text">
      <style:text-properties fo:color="#000000" style:font-name="LiberationSerif" officeooo:rsid="0062ec0d" style:font-name-asian="LiberationSerif1" style:font-name-complex="LiberationSerif1"/>
    </style:style>
    <style:style style:name="T28" style:family="text">
      <style:text-properties officeooo:rsid="005f30c0"/>
    </style:style>
    <style:style style:name="T29" style:family="text">
      <style:text-properties officeooo:rsid="0060f9f9"/>
    </style:style>
    <style:style style:name="T30" style:family="text">
      <style:text-properties officeooo:rsid="0061c3b3"/>
    </style:style>
    <style:style style:name="T31" style:family="text">
      <style:text-properties officeooo:rsid="00637398"/>
    </style:style>
    <style:style style:name="T32" style:family="text">
      <style:text-properties fo:font-size="12pt" style:font-name-asian="Times New Roman1" style:font-size-asian="12pt" style:font-name-complex="Times New Roman1" style:font-size-complex="12pt"/>
    </style:style>
    <style:style style:name="T33" style:family="text">
      <style:text-properties fo:font-size="12pt" officeooo:rsid="006d0050" style:font-name-asian="Times New Roman1" style:font-size-asian="12pt" style:font-name-complex="Times New Roman1" style:font-size-complex="12pt"/>
    </style:style>
    <style:style style:name="T34" style:family="text">
      <style:text-properties style:font-name-asian="LiberationSerif1" style:font-name-complex="LiberationSerif1"/>
    </style:style>
    <style:style style:name="T35" style:family="text">
      <style:text-properties officeooo:rsid="006d864b" style:font-name-asian="LiberationSerif1" style:font-name-complex="LiberationSerif1"/>
    </style:style>
    <style:style style:name="T36" style:family="text">
      <style:text-properties officeooo:rsid="0087cfc2" style:font-name-asian="LiberationSerif1" style:font-name-complex="LiberationSerif1"/>
    </style:style>
    <style:style style:name="T37" style:family="text">
      <style:text-properties officeooo:rsid="006d864b"/>
    </style:style>
    <style:style style:name="T38" style:family="text">
      <style:text-properties officeooo:rsid="006ed880"/>
    </style:style>
    <style:style style:name="T39" style:family="text">
      <style:text-properties officeooo:rsid="00763a8d"/>
    </style:style>
    <style:style style:name="T40" style:family="text">
      <style:text-properties officeooo:rsid="00776aff"/>
    </style:style>
    <style:style style:name="T41" style:family="text">
      <style:text-properties officeooo:rsid="007a0366"/>
    </style:style>
    <style:style style:name="T42" style:family="text">
      <style:text-properties officeooo:rsid="003712c8"/>
    </style:style>
    <style:style style:name="T43" style:family="text">
      <style:text-properties officeooo:rsid="003dffd0"/>
    </style:style>
    <style:style style:name="T44" style:family="text">
      <style:text-properties officeooo:rsid="0083e77a"/>
    </style:style>
    <style:style style:name="T45" style:family="text">
      <style:text-properties officeooo:rsid="0090390e"/>
    </style:style>
    <style:style style:name="T46" style:family="text">
      <style:text-properties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Benjamin Toll</text:p>
      <text:p text:style-name="P9"><text:a xlink:type="simple" xlink:href="mailto:benjam72@yahoo.com" text:style-name="ListLabel_20_73" text:visited-style-name="ListLabel_20_73"><text:span text:style-name="T1">benjam72@yahoo.com</text:span></text:a></text:p>
      <text:p text:style-name="P9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13"><text:a xlink:type="simple" xlink:href="https://github.com/btoll" text:style-name="Internet_20_link" text:visited-style-name="Visited_20_Internet_20_Link"><text:span text:style-name="T7">https://github.com/btoll</text:span></text:a></text:p>
      <text:p text:style-name="P10"/>
      <text:p text:style-name="P34">SUMMARY</text:p>
      <text:p text:style-name="P28"/>
      <text:p text:style-name="P30">I am a lifelong learner who is not afraid to dig in and understand the foundational technology underpinning a tool, an operating system or a packet-switched network.</text:p>
      <text:p text:style-name="Standard"/>
      <text:p text:style-name="P44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44"/>
      <text:p text:style-name="P44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44">*** Please note that I am no longer doing algorithmic or whiteboard challenges. However, I am open to exploring other more meaningful ways to determine my proficiency in software development to your satisfaction. I highly encourage you to view my GitHub (<text:a xlink:type="simple" xlink:href="https://github.com/btoll" text:style-name="Internet_20_link" text:visited-style-name="Visited_20_Internet_20_Link">https://github.com/btoll</text:a>) for many project examples in many different languages. ***</text:p>
      <text:p text:style-name="Standard"/>
      <text:p text:style-name="P44">I have experience designing and building CI/CD pipelines using a variety of tools.</text:p>
      <text:p text:style-name="P44"/>
      <text:p text:style-name="P44">My current interests are containerization and virtualization and their security implications, <text:span text:style-name="T45">as well as cybersecurity. <text:s/>To that end, I regularly do CTF and bug bounty challenges.</text:span></text:p>
      <text:p text:style-name="P44"/>
      <text:p text:style-name="P44">In my free time I play guitar and ride my tractor around my farm.</text:p>
      <text:p text:style-name="P38"/>
      <text:p text:style-name="P31"/>
      <text:p text:style-name="P35">LANGUAGES</text:p>
      <text:p text:style-name="P32"/>
      <text:p text:style-name="P37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1"/>
      <text:p text:style-name="P12"/>
      <text:p text:style-name="P4">Experience</text:p>
      <text:p text:style-name="P23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24"><text:soft-page-break/><text:span text:style-name="T32">J</text:span><text:span text:style-name="T33">une</text:span><text:span text:style-name="T32"> 20</text:span><text:span text:style-name="T33">21</text:span><text:span text:style-name="T32"> – Present</text:span></text:p>
      <text:p text:style-name="P39"><text:span text:style-name="T34">Work</text:span><text:span text:style-name="T36">ing</text:span><text:span text:style-name="T34"> with several clients </text:span><text:span text:style-name="T35">including GitHub, PagerDuty, etc.</text:span></text:p>
      <text:p text:style-name="P40"/>
      <text:p text:style-name="P41">Focused on:</text:p>
      <text:p text:style-name="P41"/>
      <text:p text:style-name="P41">- <text:span text:style-name="T37">D</text:span><text:span text:style-name="T38">evelop</text:span>ing and maintaining<text:span text:style-name="T38"> tooling.</text:span></text:p>
      <text:p text:style-name="P41">- Container security.</text:p>
      <text:p text:style-name="P42"/>
      <text:p text:style-name="P42">Use Go, Python and Ruby everyday.</text:p>
      <text:p text:style-name="P33"/>
      <text:p text:style-name="P33"/>
      <text:p text:style-name="P21">Consultant, <text:span text:style-name="T28">Software Engineer and DevOps</text:span><text:tab/>Princeton, MA</text:p>
      <text:p text:style-name="P25">January 201<text:span text:style-name="T13">6</text:span> – Present</text:p>
      <text:p text:style-name="P36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29"/>
      <text:p text:style-name="P43"><text:span text:style-name="T26">Deliver push button solutions that </text:span><text:span text:style-name="T27">save clients countless hours every week.</text:span></text:p>
      <text:list xml:id="list3958091156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15">Algorand, </text:span><text:span text:style-name="T39">Senior </text:span><text:span text:style-name="T15">DevOps Engineer</text:span><text:tab/><text:span text:style-name="T14">Boston</text:span>, MA</text:p>
      <text:p text:style-name="P26"><text:span text:style-name="T29">November 2019</text:span> – <text:span text:style-name="T14">February 2021</text:span></text:p>
      <text:p text:style-name="P27">Responsible for package builds as well as maintaining in-house tools and<text:span text:style-name="T16"> Kubernetes build cluster</text:span></text:p>
      <text:p text:style-name="P27"><text:span text:style-name="T42">- Built a fully-automated package build pipeline running in Jenkins in a Kubernetes cluster. Includes creation of deb and rpm packages, testing, signing and deploying to hosted mirrors. </text:span><text:span text:style-name="T31">This saved engineers and product managers countless hours every time there was a deployment and allowed them to concentrate on other tasks.</text:span></text:p>
      <text:p text:style-name="P27"><text:span text:style-name="T42">- Maintain</text:span><text:span text:style-name="T40">ed</text:span><text:span text:style-name="T42"> and improve</text:span><text:span text:style-name="T40">d</text:span><text:span text:style-name="T42"> in-house task runner written in Python. <text:s/>Added plugin support and other enhancements which further helped to automate and streamline build pipeline.</text:span></text:p>
      <text:p text:style-name="P27"><text:span text:style-name="T43">- Wr</text:span><text:span text:style-name="T40">o</text:span><text:span text:style-name="T43">te tests and documentation</text:span></text:p>
      <text:list xml:id="list3046636319779" text:continue-numbering="true" text:style-name="WWNum4">
        <text:list-header>
          <text:p text:style-name="P47"/>
        </text:list-header>
      </text:list>
      <text:p text:style-name="P15">Sencha Inc, <text:span text:style-name="T30">Frameworks Engineer</text:span><text:tab/><text:tab/>Redwood City, CA</text:p>
      <text:p text:style-name="P19">May 2013 - December 2015</text:p>
      <text:p text:style-name="P6">Worked on the Ext framework as part of a remote team. <text:s/>My primary role was that of enhanced engineering.</text:p>
      <text:list xml:id="list2883593264" text:style-name="WWNum3">
        <text:list-header>
          <text:p text:style-name="P49"><text:span text:style-name="T32">- F</text:span><text:span text:style-name="T6">ixed bugs that </text:span><text:span text:style-name="T32">had been escalated</text:span><text:span text:style-name="T6"> by the Support team and/or by customer request.</text:span></text:p>
          <text:p text:style-name="P53">- Patches (and tests) would then be merged into core.</text:p>
          <text:p text:style-name="P49"><text:span text:style-name="T32">- As</text:span><text:span text:style-name="T6"> the last stop in the escalation chain, </text:span><text:span text:style-name="T32">w</text:span><text:span text:style-name="T6">orked on bugs that </text:span><text:span text:style-name="T32">were</text:span><text:span text:style-name="T6"> very difficult and esoteric.</text:span></text:p>
          <text:p text:style-name="P53">- Selected by manager to maintain viability of older product releases.</text:p>
          <text:p text:style-name="P53">- One of the top framework contributors in the history of the company.</text:p>
        </text:list-header>
      </text:list>
      <text:p text:style-name="P7"><text:span text:style-name="T6">In addition, </text:span><text:span text:style-name="T32">w</text:span><text:span text:style-name="T6">orked on new framework features and other projects within the company.</text:span></text:p>
      <text:list xml:id="list2245843393" text:style-name="WWNum6">
        <text:list-header>
          <text:p text:style-name="P50"><text:span text:style-name="T32">- P</text:span><text:span text:style-name="T6">rimary developer on the improved gridfilters API that shipped starting with Sencha 5.</text:span></text:p>
          <text:p text:style-name="P50"><text:soft-page-break/><text:span text:style-name="T32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June 2011 - April 2013</text:p>
      <text:p text:style-name="P7"><text:span text:style-name="T32">H</text:span><text:span text:style-name="T6">ired when the department was first created and was the second support engineer added to the team. <text:s/>This was a</text:span><text:span text:style-name="T32">n engineering job and within the purview of the engineering department. <text:s/>All solutions were provided in code and patches to the framework were encouraged.</text:span></text:p>
      <text:list xml:id="list2310920404" text:style-name="WWNum1">
        <text:list-header>
          <text:p text:style-name="P51"><text:span text:style-name="T32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51"><text:span text:style-name="T32">- A</text:span><text:span text:style-name="T6">s a senior member of the team</text:span><text:span text:style-name="T32"> was</text:span><text:span text:style-name="T6"> one of three team members that would be assigned the difficult escalated tickets to resolve.</text:span></text:p>
          <text:p text:style-name="P54">- Promoted to the Ext frameworks team.</text:p>
        </text:list-header>
      </text:list>
      <text:p text:style-name="P17"><text:span text:style-name="T32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6"> <text:s/></text:span><text:span text:style-name="T32">These included git extensions and bash tools.</text:span></text:p>
      <text:p text:style-name="P18">Volunteered personal time to assist and mentor.</text:p>
      <text:p text:style-name="P14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2">W</text:span><text:span text:style-name="T6">orked on the Connected TV team. <text:s/>JavaScript running on TVs.</text:span></text:p>
      <text:list xml:id="list827662866" text:style-name="WWNum5">
        <text:list-header>
          <text:p text:style-name="P52"><text:span text:style-name="T32">- D</text:span><text:span text:style-name="T6">eveloped new applications to run on networked TVs.</text:span></text:p>
          <text:p text:style-name="P52"><text:span text:style-name="T32">- Contributed to </text:span><text:span text:style-name="T6">the KONtx framework.</text:span></text:p>
          <text:p text:style-name="P52"><text:span text:style-name="T32">- P</text:span><text:span text:style-name="T6">rincipal maintainer of several high profile applications (eBay, NFL, Y! TV).</text:span></text:p>
          <text:p text:style-name="P55">- Very active in <text:span text:style-name="T44">user </text:span>forums <text:span text:style-name="T44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2">tremendously</text:span><text:span text:style-name="T6"> in every role since.</text:span></text:p>
      <text:p text:style-name="P2"/>
      <text:p text:style-name="P15">GoDaddy, <text:span text:style-name="T30">Web Developer</text:span><text:tab/><text:tab/>Phoenix, AZ</text:p>
      <text:p text:style-name="P19">January 2009 - November 2009</text:p>
      <text:p text:style-name="P18">Worked on the ecommerce team as the sole frontend developer.</text:p>
      <text:p text:style-name="P14"/>
      <text:p text:style-name="P16">Education</text:p>
      <text:p text:style-name="P20"><text:span text:style-name="T5">University of New Mexico</text:span><text:span text:style-name="T32">, </text:span><text:span text:style-name="T5">BA, History, 1996 - 1999</text:span></text:p>
      <text:list xml:id="list1192745110" text:style-name="WWNum8">
        <text:list-header>
          <text:p text:style-name="P56">- 3.9<text:span text:style-name="T41">2</text:span> / 4.00</text:p>
          <text:p text:style-name="P48"><text:soft-page-break/>- summa cum laude</text:p>
          <text:p text:style-name="P57">- Phi Beta Kappa</text:p>
          <text:p text:style-name="P56">- Phi Alpha Theta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8T00:30:44.587886989</dc:date>
    <meta:editing-duration>PT12H40M52S</meta:editing-duration>
    <meta:editing-cycles>113</meta:editing-cycles>
    <meta:generator>LibreOffice/6.4.7.2$Linux_X86_64 LibreOffice_project/40$Build-2</meta:generator>
    <meta:document-statistic meta:table-count="0" meta:image-count="0" meta:object-count="0" meta:page-count="4" meta:paragraph-count="71" meta:word-count="938" meta:character-count="5744" meta:non-whitespace-character-count="4874"/>
  </office:meta>
</office:document-meta>
</file>